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0000001F95A67EC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char" svg:width="6.9252in" svg:height="2.4016in" draw:z-index="0"><draw:image xlink:href="Pictures/10000001000005B0000001F95A67EC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08:55:09.613928334</meta:creation-date>
    <dc:date>2025-12-29T10:15:35.917221579</dc:date>
    <meta:editing-duration>PT1H20M27S</meta:editing-duration>
    <meta:editing-cycles>3</meta:editing-cycles>
    <meta:generator>LibreOffice/25.2.6.2$Linux_X86_64 LibreOffice_project/5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